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61"/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 style:data-style-name="N44"/>
    <style:style style:name="ce7" style:family="table-cell" style:parent-style-name="Default" style:data-style-name="N44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age_size</text:p>
          </table:table-cell>
          <table:table-cell office:value-type="string" calcext:value-type="string">
            <text:p>Bs</text:p>
          </table:table-cell>
          <table:table-cell table:style-name="Default" office:value-type="string" calcext:value-type="string">
            <text:p>Wd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im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mat</text:p>
          </table:table-cell>
          <table:table-cell office:value-type="string" calcext:value-type="string">
            <text:p>OM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1e.4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mat</text:p>
          </table:table-cell>
          <table:table-cell table:style-name="ce3" office:value-type="string" calcext:value-type="string">
            <text:p>OM2</text:p>
          </table:table-cell>
          <table:table-cell table:style-name="ce3" office:value-type="string" calcext:value-type="string">
            <text:p>128, 25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string" calcext:value-type="string">
            <text:p>1e-4, 1e-4-1e-6</text:p>
          </table:table-cell>
          <table:table-cell table:style-name="ce3" office:value-type="string" calcext:value-type="string">
            <text:p>4, 2</text:p>
          </table:table-cell>
          <table:table-cell table:style-name="ce7"/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6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6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</table:table>
      <table:table table:name="Resul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27271" calcext:value-type="float">
            <text:p>0.027271</text:p>
          </table:table-cell>
          <table:table-cell table:style-name="ce2" office:value-type="float" office:value="0.055654" calcext:value-type="float">
            <text:p>0.055654</text:p>
          </table:table-cell>
          <table:table-cell table:style-name="ce2" office:value-type="float" office:value="0.972682" calcext:value-type="float">
            <text:p>0.972682</text:p>
          </table:table-cell>
          <table:table-cell table:style-name="ce2" office:value-type="float" office:value="0.991595" calcext:value-type="float">
            <text:p>0.991595</text:p>
          </table:table-cell>
          <table:table-cell table:style-name="ce2" office:value-type="float" office:value="0.96218" calcext:value-type="float">
            <text:p>0.96218</text:p>
          </table:table-cell>
          <table:table-cell table:style-name="ce2" office:value-type="float" office:value="0.887371" calcext:value-type="float">
            <text:p>0.887371</text:p>
          </table:table-cell>
          <table:table-cell table:style-name="ce2" office:value-type="float" office:value="0.875617" calcext:value-type="float">
            <text:p>0.875617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0.016933" calcext:value-type="float">
            <text:p>0.016933</text:p>
          </table:table-cell>
          <table:table-cell table:style-name="ce9" office:value-type="float" office:value="0.050694" calcext:value-type="float">
            <text:p>0.050694</text:p>
          </table:table-cell>
          <table:table-cell table:style-name="ce9" office:value-type="float" office:value="0.985609" calcext:value-type="float">
            <text:p>0.985609</text:p>
          </table:table-cell>
          <table:table-cell table:style-name="ce9" office:value-type="float" office:value="0.991228" calcext:value-type="float">
            <text:p>0.991228</text:p>
          </table:table-cell>
          <table:table-cell table:style-name="ce9" office:value-type="float" office:value="0.972226" calcext:value-type="float">
            <text:p>0.972226</text:p>
          </table:table-cell>
          <table:table-cell table:style-name="ce9" office:value-type="float" office:value="0.93749" calcext:value-type="float">
            <text:p>0.93749</text:p>
          </table:table-cell>
          <table:table-cell table:style-name="ce9" office:value-type="float" office:value="0.934706" calcext:value-type="float">
            <text:p>0.934706</text:p>
          </table:table-cell>
          <table:table-cell table:style-name="ce3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</table:table>
      <table:table table:name="worst_performanc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815253" calcext:value-type="float">
            <text:p>0.81525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0.952239" calcext:value-type="float">
            <text:p>0.95223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771161" calcext:value-type="float">
            <text:p>0.771161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9" office:value-type="float" office:value="0.894332" calcext:value-type="float">
            <text:p>0.894332</text:p>
          </table:table-cell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5:05:26.105930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20:58.112554019</meta:creation-date>
    <dc:date>2020-01-27T13:05:01.726532576</dc:date>
    <meta:editing-duration>P3DT6H34M16S</meta:editing-duration>
    <meta:editing-cycles>11</meta:editing-cycles>
    <meta:generator>LibreOffice/6.0.7.3$Linux_X86_64 LibreOffice_project/00m0$Build-3</meta:generator>
    <meta:document-statistic meta:table-count="3" meta:cell-count="79" meta:object-count="0"/>
  </office:meta>
</office:document-meta>
</file>